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4pt" style:font-size-asian="14pt" style:font-size-complex="14pt"/>
    </style:style>
    <style:style style:name="P2" style:family="paragraph" style:parent-style-name="Standard">
      <style:paragraph-properties fo:margin-top="3mm" fo:margin-bottom="2.2mm" style:contextual-spacing="false" fo:text-align="center" style:justify-single-word="false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33" text:anchor-type="page" text:anchor-page-number="1" svg:x="139.01mm" svg:y="262.89mm" svg:width="63.5mm" svg:height="25.4mm" draw:z-index="32">
        <draw:text-box>
          <text:section text:style-name="Sect1" text:name="Section32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32" text:anchor-type="page" text:anchor-page-number="1" svg:x="73.01mm" svg:y="262.89mm" svg:width="63.5mm" svg:height="25.4mm" draw:z-index="31">
        <draw:text-box>
          <text:section text:style-name="Sect1" text:name="Section31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31" text:anchor-type="page" text:anchor-page-number="1" svg:x="7mm" svg:y="262.89mm" svg:width="63.5mm" svg:height="25.4mm" draw:z-index="30">
        <draw:text-box>
          <text:section text:style-name="Sect1" text:name="Section30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30" text:anchor-type="page" text:anchor-page-number="1" svg:x="139.01mm" svg:y="237.49mm" svg:width="63.5mm" svg:height="25.4mm" draw:z-index="29">
        <draw:text-box>
          <text:section text:style-name="Sect1" text:name="Section29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29" text:anchor-type="page" text:anchor-page-number="1" svg:x="73.01mm" svg:y="237.49mm" svg:width="63.5mm" svg:height="25.4mm" draw:z-index="28">
        <draw:text-box>
          <text:section text:style-name="Sect1" text:name="Section28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28" text:anchor-type="page" text:anchor-page-number="1" svg:x="7mm" svg:y="237.49mm" svg:width="63.5mm" svg:height="25.4mm" draw:z-index="27">
        <draw:text-box>
          <text:section text:style-name="Sect1" text:name="Section27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27" text:anchor-type="page" text:anchor-page-number="1" svg:x="139.01mm" svg:y="212.09mm" svg:width="63.5mm" svg:height="25.4mm" draw:z-index="26">
        <draw:text-box>
          <text:section text:style-name="Sect1" text:name="Section26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26" text:anchor-type="page" text:anchor-page-number="1" svg:x="73.01mm" svg:y="212.09mm" svg:width="63.5mm" svg:height="25.4mm" draw:z-index="25">
        <draw:text-box>
          <text:section text:style-name="Sect1" text:name="Section25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25" text:anchor-type="page" text:anchor-page-number="1" svg:x="7mm" svg:y="212.09mm" svg:width="63.5mm" svg:height="25.4mm" draw:z-index="24">
        <draw:text-box>
          <text:section text:style-name="Sect1" text:name="Section24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24" text:anchor-type="page" text:anchor-page-number="1" svg:x="139.01mm" svg:y="186.69mm" svg:width="63.5mm" svg:height="25.4mm" draw:z-index="23">
        <draw:text-box>
          <text:section text:style-name="Sect1" text:name="Section23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23" text:anchor-type="page" text:anchor-page-number="1" svg:x="73.01mm" svg:y="186.69mm" svg:width="63.5mm" svg:height="25.4mm" draw:z-index="22">
        <draw:text-box>
          <text:section text:style-name="Sect1" text:name="Section22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22" text:anchor-type="page" text:anchor-page-number="1" svg:x="7mm" svg:y="186.69mm" svg:width="63.5mm" svg:height="25.4mm" draw:z-index="21">
        <draw:text-box>
          <text:section text:style-name="Sect1" text:name="Section21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21" text:anchor-type="page" text:anchor-page-number="1" svg:x="139.01mm" svg:y="161.29mm" svg:width="63.5mm" svg:height="25.4mm" draw:z-index="20">
        <draw:text-box>
          <text:section text:style-name="Sect1" text:name="Section20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20" text:anchor-type="page" text:anchor-page-number="1" svg:x="73.01mm" svg:y="161.29mm" svg:width="63.5mm" svg:height="25.4mm" draw:z-index="19">
        <draw:text-box>
          <text:section text:style-name="Sect1" text:name="Section19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19" text:anchor-type="page" text:anchor-page-number="1" svg:x="7mm" svg:y="161.29mm" svg:width="63.5mm" svg:height="25.4mm" draw:z-index="18">
        <draw:text-box>
          <text:section text:style-name="Sect1" text:name="Section18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18" text:anchor-type="page" text:anchor-page-number="1" svg:x="139.01mm" svg:y="135.89mm" svg:width="63.5mm" svg:height="25.4mm" draw:z-index="17">
        <draw:text-box>
          <text:section text:style-name="Sect1" text:name="Section17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17" text:anchor-type="page" text:anchor-page-number="1" svg:x="73.01mm" svg:y="135.89mm" svg:width="63.5mm" svg:height="25.4mm" draw:z-index="16">
        <draw:text-box>
          <text:section text:style-name="Sect1" text:name="Section16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16" text:anchor-type="page" text:anchor-page-number="1" svg:x="7mm" svg:y="135.89mm" svg:width="63.5mm" svg:height="25.4mm" draw:z-index="15">
        <draw:text-box>
          <text:section text:style-name="Sect1" text:name="Section15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15" text:anchor-type="page" text:anchor-page-number="1" svg:x="139.01mm" svg:y="110.49mm" svg:width="63.5mm" svg:height="25.4mm" draw:z-index="14">
        <draw:text-box>
          <text:section text:style-name="Sect1" text:name="Section14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14" text:anchor-type="page" text:anchor-page-number="1" svg:x="73.01mm" svg:y="110.49mm" svg:width="63.5mm" svg:height="25.4mm" draw:z-index="13">
        <draw:text-box>
          <text:section text:style-name="Sect1" text:name="Section13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13" text:anchor-type="page" text:anchor-page-number="1" svg:x="7mm" svg:y="110.49mm" svg:width="63.5mm" svg:height="25.4mm" draw:z-index="12">
        <draw:text-box>
          <text:section text:style-name="Sect1" text:name="Section12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12" text:anchor-type="page" text:anchor-page-number="1" svg:x="139.01mm" svg:y="85.09mm" svg:width="63.5mm" svg:height="25.4mm" draw:z-index="11">
        <draw:text-box>
          <text:section text:style-name="Sect1" text:name="Section11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11" text:anchor-type="page" text:anchor-page-number="1" svg:x="73.01mm" svg:y="85.09mm" svg:width="63.5mm" svg:height="25.4mm" draw:z-index="10">
        <draw:text-box>
          <text:section text:style-name="Sect1" text:name="Section10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10" text:anchor-type="page" text:anchor-page-number="1" svg:x="7mm" svg:y="85.09mm" svg:width="63.5mm" svg:height="25.4mm" draw:z-index="9">
        <draw:text-box>
          <text:section text:style-name="Sect1" text:name="Section9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9" text:anchor-type="page" text:anchor-page-number="1" svg:x="139.01mm" svg:y="59.69mm" svg:width="63.5mm" svg:height="25.4mm" draw:z-index="8">
        <draw:text-box>
          <text:section text:style-name="Sect1" text:name="Section8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8" text:anchor-type="page" text:anchor-page-number="1" svg:x="73.01mm" svg:y="59.69mm" svg:width="63.5mm" svg:height="25.4mm" draw:z-index="7">
        <draw:text-box>
          <text:section text:style-name="Sect1" text:name="Section7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7" text:anchor-type="page" text:anchor-page-number="1" svg:x="7mm" svg:y="59.69mm" svg:width="63.5mm" svg:height="25.4mm" draw:z-index="6">
        <draw:text-box>
          <text:section text:style-name="Sect1" text:name="Section6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6" text:anchor-type="page" text:anchor-page-number="1" svg:x="139.01mm" svg:y="34.29mm" svg:width="63.5mm" svg:height="25.4mm" draw:z-index="5">
        <draw:text-box>
          <text:section text:style-name="Sect1" text:name="Section5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5" text:anchor-type="page" text:anchor-page-number="1" svg:x="73.01mm" svg:y="34.29mm" svg:width="63.5mm" svg:height="25.4mm" draw:z-index="4">
        <draw:text-box>
          <text:section text:style-name="Sect1" text:name="Section4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4" text:anchor-type="page" text:anchor-page-number="1" svg:x="7mm" svg:y="34.29mm" svg:width="63.5mm" svg:height="25.4mm" draw:z-index="3">
        <draw:text-box>
          <text:section text:style-name="Sect1" text:name="Section3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3" text:anchor-type="page" text:anchor-page-number="1" svg:x="139.01mm" svg:y="8.89mm" svg:width="63.5mm" svg:height="25.4mm" draw:z-index="2">
        <draw:text-box>
          <text:section text:style-name="Sect1" text:name="Section2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2" text:anchor-type="page" text:anchor-page-number="1" svg:x="73.01mm" svg:y="8.89mm" svg:width="63.5mm" svg:height="25.4mm" draw:z-index="1">
        <draw:text-box>
          <text:section text:style-name="Sect1" text:name="Section1" text:protected="true">
            <text:section-source text:section-name="MasterLabel"/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draw:frame draw:style-name="fr1" draw:name="Frame1" text:anchor-type="page" text:anchor-page-number="1" svg:x="7mm" svg:y="8.89mm" svg:width="63.5mm" svg:height="25.4mm" draw:z-index="0">
        <draw:text-box>
          <text:section text:style-name="Sect1" text:name="MasterLabel">
            <text:p text:style-name="P2"><text:database-display text:table-name="etiquetas" text:table-type="table" text:column-name="code" text:database-name="etiquetas4">&lt;code&gt;</text:database-display></text:p>
            <text:p text:style-name="P1"><text:database-display text:table-name="etiquetas" text:table-type="table" text:column-name="descr" text:database-name="etiquetas4">&lt;descr&gt;</text:database-display><text:database-next text:table-name="etiquetas" text:table-type="table" text:condition="ooow:True" text:database-name="etiquetas4"/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63.5mm" svg:height="25.4mm" text:anchor-type="as-char" svg:y="0mm" fo:margin-left="0mm" fo:margin-right="0mm" fo:margin-top="0mm" fo:margin-bottom="0mm" style:protect="size position" style:vertical-pos="top" style:vertical-rel="base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" style:paper-tray-name="" style:print-orientation="portrait" fo:margin-top="8.89mm" fo:margin-bottom="0mm" fo:margin-left="7mm" fo:margin-right="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4T16:05:03.222728980</meta:creation-date>
    <dc:date>2025-01-04T16:21:36.047309097</dc:date>
    <meta:editing-duration>PT16M32S</meta:editing-duration>
    <meta:editing-cycles>2</meta:editing-cycles>
    <meta:generator>LibreOffice/7.5.6.2$MacOSX_AARCH64 LibreOffice_project/f654817fb68d6d4600d7d2f6b647e47729f55f15</meta:generator>
    <meta:document-statistic meta:table-count="0" meta:image-count="0" meta:object-count="0" meta:page-count="1" meta:paragraph-count="66" meta:word-count="66" meta:character-count="429" meta:non-whitespace-character-count="429"/>
  </office:meta>
</office:document-meta>
</file>